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18cm" svg:x2="27cm" svg:y2="18cm">
          <text:p/>
        </draw:line>
        <draw:frame draw:style-name="gr2" draw:text-style-name="P2" draw:layer="layout" svg:width="3.106cm" svg:height="0.962cm" svg:x="7.8cm" svg:y="16cm">
          <draw:text-box>
            <text:p>problems</text:p>
          </draw:text-box>
        </draw:frame>
        <draw:frame draw:style-name="gr2" draw:text-style-name="P2" xml:id="id4" draw:id="id4" draw:layer="layout" svg:width="3cm" svg:height="0.962cm" svg:x="21.3cm" svg:y="16.1cm">
          <draw:text-box>
            <text:p>solutions</text:p>
          </draw:text-box>
        </draw:frame>
        <draw:line draw:style-name="gr1" draw:text-style-name="P1" draw:layer="layout" svg:x1="2cm" svg:y1="18cm" svg:x2="2cm" svg:y2="2.2cm">
          <text:p/>
        </draw:line>
        <draw:frame draw:style-name="gr2" draw:text-style-name="P2" xml:id="id6" draw:id="id6" draw:layer="layout" svg:width="5.362cm" svg:height="0.962cm" svg:x="2.7cm" svg:y="4.1cm">
          <draw:text-box>
            <text:p>exercise-platform</text:p>
          </draw:text-box>
        </draw:frame>
        <draw:frame draw:style-name="gr2" draw:text-style-name="P2" draw:layer="layout" svg:width="2.648cm" svg:height="0.962cm" svg:x="2.2cm" svg:y="12cm">
          <draw:text-box>
            <text:p>website</text:p>
          </draw:text-box>
        </draw:frame>
        <draw:frame draw:style-name="gr2" draw:text-style-name="P2" xml:id="id2" draw:id="id2" draw:layer="layout" svg:width="1.383cm" svg:height="0.962cm" svg:x="7.9cm" svg:y="11cm">
          <draw:text-box>
            <text:p>pdf</text:p>
          </draw:text-box>
        </draw:frame>
        <draw:frame draw:style-name="gr2" draw:text-style-name="P2" draw:layer="layout" svg:width="2.581cm" svg:height="0.962cm" svg:x="13.8cm" svg:y="12.7cm">
          <draw:text-box>
            <text:p>nb.html</text:p>
          </draw:text-box>
        </draw:frame>
        <draw:line draw:style-name="gr1" draw:text-style-name="P1" draw:layer="layout" svg:x1="4.9cm" svg:y1="12.3cm" svg:x2="7.9cm" svg:y2="11.6cm">
          <text:p/>
        </draw:line>
        <draw:frame draw:style-name="gr2" draw:text-style-name="P2" xml:id="id1" draw:id="id1" draw:layer="layout" svg:width="2.72cm" svg:height="0.962cm" svg:x="11.7cm" svg:y="4.3cm">
          <draw:text-box>
            <text:p>nb.Rmd</text:p>
          </draw:text-box>
        </draw:frame>
        <draw:connector draw:style-name="gr3" draw:text-style-name="P1" draw:layer="layout" draw:type="curve" draw:line-skew="2.646cm" svg:x1="17.25cm" svg:y1="15.804cm" svg:x2="14.42cm" svg:y2="4.781cm" draw:end-shape="id1" draw:end-glue-point="1" svg:d="M17250 15804c2221 0 3636-11023-2830-11023" svg:viewBox="0 0 4696 11024">
          <text:p/>
        </draw:connector>
        <draw:line draw:style-name="gr1" draw:text-style-name="P1" draw:layer="layout" svg:x1="8.7cm" svg:y1="4.7cm" svg:x2="11.9cm" svg:y2="4.7cm">
          <text:p/>
        </draw:line>
        <draw:frame draw:style-name="gr2" draw:text-style-name="P2" xml:id="id3" draw:id="id3" draw:layer="layout" svg:width="5.535cm" svg:height="0.962cm" svg:x="22.1cm" svg:y="13.2cm">
          <draw:text-box>
            <text:p>exercise solutions</text:p>
          </draw:text-box>
        </draw:frame>
        <draw:connector draw:style-name="gr1" draw:text-style-name="P1" draw:layer="layout" draw:type="curve" draw:line-skew="-0.525cm" svg:x1="8.591cm" svg:y1="11cm" svg:x2="24.867cm" svg:y2="13.2cm" draw:start-shape="id2" draw:start-glue-point="0" draw:end-shape="id3" draw:end-glue-point="0" svg:d="M8591 11000c0-1537 16276-2637 16276 2200" svg:viewBox="0 0 16277 3510">
          <text:p/>
        </draw:connector>
        <draw:line draw:style-name="gr1" draw:text-style-name="P1" draw:layer="layout" svg:x1="23cm" svg:y1="15.9cm" svg:x2="24.8cm" svg:y2="14.4cm">
          <text:p/>
        </draw:line>
        <draw:frame draw:style-name="gr2" draw:text-style-name="P2" xml:id="id5" draw:id="id5" draw:layer="layout" svg:width="2.864cm" svg:height="0.962cm" svg:x="22cm" svg:y="4.2cm">
          <draw:text-box>
            <text:p>src.Rmd</text:p>
          </draw:text-box>
        </draw:frame>
        <draw:connector draw:style-name="gr1" draw:text-style-name="P1" draw:layer="layout" draw:type="curve" svg:x1="21.3cm" svg:y1="16.581cm" svg:x2="22cm" svg:y2="4.681cm" draw:start-shape="id4" draw:start-glue-point="3" draw:end-shape="id5" draw:end-glue-point="3" svg:d="M21300 16581c-750 0-1100-11900 700-11900" svg:viewBox="0 0 1312 11901">
          <text:p/>
        </draw:connector>
        <draw:connector draw:style-name="gr1" draw:text-style-name="P1" draw:layer="layout" draw:type="curve" draw:line-skew="-0.925cm" svg:x1="5.381cm" svg:y1="4.1cm" svg:x2="23.432cm" svg:y2="4.2cm" draw:start-shape="id6" draw:start-glue-point="0" draw:end-shape="id5" draw:end-glue-point="0" svg:d="M5381 4100c0-2137 18051-2187 18051 100" svg:viewBox="0 0 18052 1710">
          <text:p/>
        </draw:connector>
        <draw:frame draw:style-name="gr2" draw:text-style-name="P2" draw:layer="layout" svg:width="6.45cm" svg:height="0.962cm" svg:x="12.5cm" svg:y="15.9cm">
          <draw:text-box>
            <text:p>augmented problems</text:p>
          </draw:text-box>
        </draw:frame>
        <draw:line draw:style-name="gr1" draw:text-style-name="P1" draw:layer="layout" svg:x1="9.4cm" svg:y1="15.8cm" svg:x2="8.7cm" svg:y2="12cm">
          <text:p/>
        </draw:line>
        <draw:line draw:style-name="gr1" draw:text-style-name="P1" draw:layer="layout" svg:x1="15.4cm" svg:y1="15.7cm" svg:x2="15.1cm" svg:y2="13.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04-11T13:30:17.111176135</dc:date>
    <meta:editing-duration>PT7M48S</meta:editing-duration>
    <meta:editing-cycles>4</meta:editing-cycles>
    <meta:generator>LibreOffice/7.0.3.1$MacOSX_X86_64 LibreOffice_project/d7547858d014d4cf69878db179d326fc3483e082</meta:generator>
    <meta:document-statistic meta:object-count="21"/>
  </office:meta>
</office:document-meta>
</file>